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11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54pt" style:font-size-asian="32pt" style:font-size-complex="32pt"/>
    </style:style>
    <style:style style:name="P2" style:family="paragraph">
      <loext:graphic-properties draw:fill-color="#ffffff"/>
      <style:text-properties fo:font-size="54pt" style:font-size-asian="32pt" style:font-size-complex="32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3</text:p>
          </draw:text-box>
        </draw:frame>
        <draw:frame presentation:style-name="pr2" draw:text-style-name="P2" draw:layer="layout" svg:width="25.199cm" svg:height="2.411cm" svg:x="1.471cm" svg:y="5.366cm" presentation:class="subtitle" presentation:user-transformed="true">
          <draw:text-box>
            <text:p text:style-name="P1"><text:span text:style-name="T1">Sequential Logic</text:span></text:p>
          </draw:text-box>
        </draw:frame>
        <draw:frame presentation:style-name="pr3" draw:text-style-name="P4" draw:layer="layout" svg:width="25.199cm" svg:height="2.157cm" svg:x="1.22cm" svg:y="10.417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quantial Logic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sequential logic in VHDL requires a clocked process.</text:p>
              </text:list-item>
              <text:list-item>
                <text:p>We have already seen how process can be used in lesson 12 for combinational logic. </text:p>
              </text:list-item>
              <text:list-item>
                <text:p>In case of sequential logic, the process will be used to generate flip-flops, latches, registers and other types of memories. </text:p>
              </text:list-item>
              <text:list-item>
                <text:p>Then what is the difference between a process of combinational logic and a process of sequential logic. </text:p>
              </text:list-item>
              <text:list-item>
                <text:p>The major difference is the sequential logic process is a clocked process; i.e. the clock is included in the sensitivity li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 Flip-flop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header>
                <text:p>library IEEE; </text:p>
                <text:p>use IEEE.STD_LOGIC_1164.ALL;</text:p>
                <text:p/>
                <text:p>entity flop is</text:p>
                <text:p>port(</text:p>
                <text:p>clk: in std_logic;</text:p>
                <text:p>d_in: in std_logic;</text:p>
                <text:p>d_out: out std_logic);</text:p>
                <text:p>end flop;</text:p>
                <text:p/>
                <text:p>architecture flop_arch of flop is</text:p>
                <text:p>signal d_R: std_logic;</text:p>
                <text:p>begin</text:p>
                <text:p>process(clk)</text:p>
                <text:p>begin</text:p>
                <text:p>if clk'event and clk = '1' then</text:p>
                <text:p>d_R &lt;= d_in;</text:p>
                <text:p>end if;</text:p>
                <text:p>end process;</text:p>
                <text:p>d_out &lt;= d_R;</text:p>
                <text:p>end flop_arch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 Flip-fl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is is a VHDL code of a simple D-flip flop. </text:p>
              </text:list-item>
              <text:list-item>
                <text:p>The process includes clk instead of including all the signals. </text:p>
              </text:list-item>
              <text:list-item>
                <text:p>This is an example of a clocked process. </text:p>
              </text:list-item>
              <text:list-item>
                <text:p>The if will be executed only when the clk changes, indicated by clk'event.</text:p>
              </text:list-item>
              <text:list-item>
                <text:p>The change is on the rising edge (not on falling edge) <text:s/>is indicated by clk = '1'. An alternative for the same flip-flop is,</text:p>
                <text:p>process(clk)</text:p>
                <text:p>begin</text:p>
                <text:p>if RISING_EDGE (clk) then</text:p>
                <text:p>d_R &lt;= d_in;</text:p>
                <text:p>end if;</text:p>
                <text:p>end process;</text:p>
              </text:list-item>
              <text:list-item>
                <text:p>Here, the RISING_EDGE(clk) is the same as clk'event and clk = '1'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 Latch</text:p>
          </draw:text-box>
        </draw:frame>
        <draw:frame presentation:style-name="pr5" draw:layer="layout" svg:width="25.199cm" svg:height="11.809cm" svg:x="1.4cm" svg:y="3.685cm" presentation:class="outline" presentation:user-transformed="true">
          <draw:text-box>
            <text:list text:style-name="L3">
              <text:list-item>
                <text:p>A D-latch has almost similar VHDL code except clk'event and d_in in the input.</text:p>
                <text:p>library IEEE; </text:p>
                <text:p>use IEEE.STD_LOGIC_1164.ALL;</text:p>
                <text:p/>
                <text:p>entity flop is</text:p>
                <text:p>port(</text:p>
                <text:p>clk: in std_logic;</text:p>
                <text:p>d_in: in std_logic;</text:p>
                <text:p>d_out: out std_logic);</text:p>
                <text:p>end flop;</text:p>
                <text:p/>
                <text:p>architecture flop_arch of flop is</text:p>
                <text:p>signal d_R: std_logic;</text:p>
                <text:p>begin</text:p>
                <text:p>process(clk,d_in)</text:p>
                <text:p>begin</text:p>
                <text:p>if clk = '1' then</text:p>
                <text:p>d_R &lt;= d_in;</text:p>
                <text:p>end if;</text:p>
                <text:p>end process;</text:p>
                <text:p>d_out &lt;= d_R;</text:p>
                <text:p>end flop_arch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 Latc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ere, we do not say what to do when clk is not 1, thats why the compiler creates an inferred latch.</text:p>
              </text:list-item>
              <text:list-item>
                <text:p>We recommend to avoid using latch unless absolutely necessa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gister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register is nothing but a combination of flip-flops. </text:p>
              </text:list-item>
              <text:list-item>
                <text:p>Therefore, it has a very similar structure to D flip flops, but the inputs, outputs and signals only works on vecto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3.97cm" svg:x="1.4cm" svg:y="1.016cm" presentation:class="outline" presentation:user-transformed="true">
          <draw:text-box>
            <text:list text:style-name="L3">
              <text:list-header>
                <text:p>library IEEE; </text:p>
                <text:p>use IEEE.STD_LOGIC_1164.ALL;</text:p>
                <text:p/>
                <text:p>entity regis is</text:p>
                <text:p>port(</text:p>
                <text:p>clk: in std_logic;</text:p>
                <text:p>d_in: in std_logic_vector(7 downto 0);</text:p>
                <text:p>d_out: out std_logic_vector(7 downto 0));</text:p>
                <text:p>end regis;</text:p>
                <text:p/>
                <text:p>architecture regis_arch of flop is</text:p>
                <text:p>signal d_R: std_logic_vector(7 downto 0);</text:p>
                <text:p>begin</text:p>
                <text:p>process(clk)</text:p>
                <text:p>begin</text:p>
                <text:p>if clk'event and clk = '1' then</text:p>
                <text:p>d_R &lt;= d_in;</text:p>
                <text:p>end if;</text:p>
                <text:p>end process;</text:p>
                <text:p>d_out &lt;= d_R;</text:p>
                <text:p>end regis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gisters with Res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re can be two types of resets. Synchronous and asynchronous.</text:p>
              </text:list-item>
              <text:list-item>
                <text:p>Asynchronous Reset – next slide</text:p>
              </text:list-item>
              <text:list-item>
                <text:p>Synchronous Reset – next 2 sli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3.96cm" svg:x="1.471cm" svg:y="1.026cm" presentation:class="outline" presentation:user-transformed="true">
          <draw:text-box>
            <text:list text:style-name="L3">
              <text:list-header>
                <text:p>library IEEE; </text:p>
                <text:p>use IEEE.STD_LOGIC_1164.ALL;</text:p>
                <text:p>entity regis is</text:p>
                <text:p>port(</text:p>
                <text:p>clk: in std_logic; </text:p>
                <text:p>rst: in std_logic;</text:p>
                <text:p>d_in: in std_logic_vector(7 downto 0);</text:p>
                <text:p>d_out: out std_logic_vector(7 downto 0));</text:p>
                <text:p>end regis;</text:p>
                <text:p>architecture arch1 of regis is</text:p>
                <text:p>signal d_R: std_logic_vector(7 downto 0); -- output register</text:p>
                <text:p>Begin</text:p>
                <text:p>process(clk, rst)</text:p>
                <text:p>begin</text:p>
                <text:p>if rst = '0' then</text:p>
                <text:p>d_R &lt;= (others =&gt; '0');</text:p>
                <text:p>elsif clk'event and clk = '1' then</text:p>
                <text:p>d_R &lt;= d_in;</text:p>
                <text:p>end if;</text:p>
                <text:p>end process;</text:p>
                <text:p>d_out &lt;= d_R;</text:p>
                <text:p>end arch1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4.478cm" svg:x="1.4cm" svg:y="0.762cm" presentation:class="outline" presentation:user-transformed="true">
          <draw:text-box>
            <text:list text:style-name="L3">
              <text:list-header>
                <text:p>library IEEE; </text:p>
                <text:p>use IEEE.STD_LOGIC_1164.ALL;</text:p>
                <text:p/>
                <text:p>entity regis is</text:p>
                <text:p>port(</text:p>
                <text:p>clk: in std_logic; </text:p>
                <text:p>rst: in std_logic;</text:p>
                <text:p>d_in: in std_logic_vector(7 downto 0);</text:p>
                <text:p>d_out: out std_logic_vector(7 downto 0));</text:p>
                <text:p>end regis;</text:p>
                <text:p/>
                <text:p>architecture arch1 of regis is</text:p>
                <text:p>signal d_R: std_logic_vector(7 downto 0); -- output register</text:p>
                <text:p>begin</text:p>
                <text:p>process(clk)</text:p>
                <text:p>begin</text:p>
                <text:p/>
                <text:p>if clk'event and clk = '1' then</text:p>
                <text:p><text:s text:c="6"/>if rst = '1' then</text:p>
                <text:p><text:s text:c="12"/>d_R &lt;= (others =&gt; '0');</text:p>
                <text:p><text:s text:c="6"/>else</text:p>
                <text:p><text:s text:c="12"/>d_R &lt;= d_in;</text:p>
                <text:p><text:s text:c="6"/>end if;</text:p>
                <text:p>end if;</text:p>
                <text:p>end process;</text:p>
                <text:p>d_out &lt;= d_R;</text:p>
                <text:p>end arch1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6.1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2:19:10.955817614</meta:creation-date>
    <dc:date>2023-06-04T16:22:50.539469060</dc:date>
    <meta:editing-duration>P1DT3H28M8S</meta:editing-duration>
    <meta:editing-cycles>5</meta:editing-cycles>
    <meta:generator>LibreOffice/6.4.7.2$Linux_X86_64 LibreOffice_project/40$Build-2</meta:generator>
    <meta:document-statistic meta:object-count="66"/>
  </office:meta>
</office:document-meta>
</file>